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Courier 10 Pitch" style:text-underline-style="solid" style:text-underline-width="auto" style:text-underline-color="font-color" fo:font-weight="bold" officeooo:rsid="00079d4e" officeooo:paragraph-rsid="00079d4e" style:font-weight-asian="bold" style:font-weight-complex="bold"/>
    </style:style>
    <style:style style:name="P2" style:family="paragraph" style:parent-style-name="Standard">
      <style:paragraph-properties fo:margin-top="0.0398in" fo:margin-bottom="0.0398in" loext:contextual-spacing="false" fo:line-height="150%" fo:text-align="start" style:justify-single-word="false"/>
      <style:text-properties style:font-name="Courier 10 Pitch" style:text-underline-style="none" fo:font-weight="normal" officeooo:rsid="00079d4e" officeooo:paragraph-rsid="00079d4e" style:font-weight-asian="normal" style:font-weight-complex="normal"/>
    </style:style>
    <style:style style:name="P3" style:family="paragraph" style:parent-style-name="Standard">
      <style:paragraph-properties fo:margin-top="0.0398in" fo:margin-bottom="0.0398in" loext:contextual-spacing="false" fo:line-height="150%" fo:text-align="start" style:justify-single-word="false"/>
      <style:text-properties style:font-name="Courier 10 Pitch" style:text-underline-style="none" fo:font-weight="normal" officeooo:rsid="00079d4e" officeooo:paragraph-rsid="000a5e38" style:font-weight-asian="normal" style:font-weight-complex="normal"/>
    </style:style>
    <style:style style:name="P4" style:family="paragraph" style:parent-style-name="Standard">
      <style:paragraph-properties fo:margin-top="0.0398in" fo:margin-bottom="0.0398in" loext:contextual-spacing="false" fo:line-height="150%" fo:text-align="start" style:justify-single-word="false"/>
      <style:text-properties style:font-name="Courier 10 Pitch" style:text-underline-style="none" fo:font-weight="normal" officeooo:rsid="00079d4e" officeooo:paragraph-rsid="000aa388" style:font-weight-asian="normal" style:font-weight-complex="normal"/>
    </style:style>
    <style:style style:name="P5" style:family="paragraph" style:parent-style-name="Standard">
      <style:paragraph-properties fo:margin-top="0.0398in" fo:margin-bottom="0.0398in" loext:contextual-spacing="false" fo:line-height="150%" fo:text-align="start" style:justify-single-word="false"/>
      <style:text-properties style:font-name="Courier 10 Pitch" style:text-underline-style="none" fo:font-weight="normal" officeooo:rsid="00079d4e" officeooo:paragraph-rsid="000c9b5c" style:font-weight-asian="normal" style:font-weight-complex="normal"/>
    </style:style>
    <style:style style:name="P6" style:family="paragraph" style:parent-style-name="Standard">
      <style:paragraph-properties fo:margin-top="0.0398in" fo:margin-bottom="0.0398in" loext:contextual-spacing="false" fo:line-height="150%" fo:text-align="start" style:justify-single-word="false"/>
      <style:text-properties style:font-name="Courier 10 Pitch" style:text-underline-style="none" fo:font-weight="normal" officeooo:rsid="00083f5f" officeooo:paragraph-rsid="00079d4e" style:font-weight-asian="normal" style:font-weight-complex="normal"/>
    </style:style>
    <style:style style:name="P7" style:family="paragraph" style:parent-style-name="Standard">
      <style:paragraph-properties fo:margin-top="0.0398in" fo:margin-bottom="0.0398in" loext:contextual-spacing="false" fo:line-height="150%" fo:text-align="start" style:justify-single-word="false"/>
      <style:text-properties style:font-name="Courier 10 Pitch" style:text-underline-style="none" fo:font-weight="normal" officeooo:rsid="000c9b5c" officeooo:paragraph-rsid="000c9b5c" style:font-weight-asian="normal" style:font-weight-complex="normal"/>
    </style:style>
    <style:style style:name="T1" style:family="text">
      <style:text-properties officeooo:rsid="00083f5f"/>
    </style:style>
    <style:style style:name="T2" style:family="text">
      <style:text-properties officeooo:rsid="000a5e38"/>
    </style:style>
    <style:style style:name="T3" style:family="text">
      <style:text-properties officeooo:rsid="000a7a95"/>
    </style:style>
    <style:style style:name="T4" style:family="text">
      <style:text-properties officeooo:rsid="000aa388"/>
    </style:style>
    <style:style style:name="T5" style:family="text">
      <style:text-properties officeooo:rsid="000c9b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FIDAVIT IN SUPPORT OF SEARCH WARRANT APPLICATION</text:p>
      <text:p text:style-name="P2"><text:tab/>We, <text:span text:style-name="T5">one of the</text:span> investigative-<text:span text:style-name="T1">analysis</text:span> team<text:span text:style-name="T5">s (involved in the current investigation of “potential cyber-security threats”),</text:span> representing the Department of Homeland Security (DHS), being duly sworn, depose and say:</text:p>
      <text:p text:style-name="P2">1. We are currently assigned to the <text:span text:style-name="T1">Louisiana Tech University (Ruston, LA) Division of the Department of Homeland Security where our duties include analyzing and interpreting investigative evidence involving potential national security threats.</text:span></text:p>
      <text:p text:style-name="P2"/>
      <text:p text:style-name="P5"><text:span text:style-name="T1">2. This affidavit is in support of an application for a warrant authorizing the Department of Homeland Security's “cyber-security” division to provide our investigative-analysis team with any and all means of seizing and gaining access to computing device with following identification- “Host: cluelessclue, IP: 173.132.211.248, Location: District of Columbia”- in order to obtain the complete contents of the computing device linked to the node listed above in accordance with an investigative statement issued by the Nation Security Agency (NSA).</text:span></text:p>
      <text:p text:style-name="P5"/>
      <text:p text:style-name="P5"><text:span text:style-name="T1">3. Our team of investigative analysts have issued this request for a warrant based on the probable cause that the culprit who is responsible for the hacking behind both of the recent cyber-crimes- the hacking of the ATO Metro subway system and the hacking of four cars with internal “Onstar” navigational/entertainment systems- in Washington, D.C. originated form the same computing device and node and the same culprit, as stated in the Internal Memorandum issued by the National Security Agency (NSA). In addition, numerous persons of interest- including cyber-terrorists and hacker organizations- have </text:span><text:soft-page-break/><text:span text:style-name="T1">operated or been recently located near the province in which the two events took place. It is worth noting that the hacker organization is known for causing chaos and disruptive situations by hacking into traffic and television systems.</text:span></text:p>
      <text:p text:style-name="P5"/>
      <text:p text:style-name="P3"><text:span text:style-name="T3">4. The items requested to be seized are as follows:</text:span></text:p>
      <text:p text:style-name="P4"><text:span text:style-name="T2"><text:tab/>a. The computing device linked to the host, “cluelessclue,” IP <text:tab/>address: 173.132.211.248, and node located near Washington, D.C. <text:tab/>and all internal hardware.</text:span></text:p>
      <text:p text:style-name="P4"><text:span text:style-name="T2"><text:s text:c="2"/><text:tab/>b.<text:tab/>Any and all external hardware, hard drives, and storage <text:tab/><text:tab/>devices, including USB drives. <text:s/></text:span></text:p>
      <text:p text:style-name="P4"><text:tab/><text:span text:style-name="T4">c.<text:tab/>Any digital files or data located within the computing <text:tab/>device, as well as any recently-used software. </text:span></text:p>
      <text:p text:style-name="P6"><text:span text:style-name="T4"><text:tab/>d.<text:tab/>The full network logs from the network node identified by <text:tab/>the host, “cluelessclue,” as stated in the Internal Memorandum <text:tab/>issued by the National Security Agency (NSA).</text:span></text:p>
      <text:p text:style-name="P6"/>
      <text:p text:style-name="P6"><text:span text:style-name="T5">5. Due to the nature and sensitivity of this investigation, it is requested that none of suspected persons of interest be informed of our requesting any of the listed information or devices.</text:span></text:p>
      <text:p text:style-name="P6"/>
      <text:p text:style-name="P7">Dated: June 24, 2016.</text:p>
      <text:p text:style-name="P7">- DHS Analyst Tea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18:38:24.201390785</meta:creation-date>
    <meta:generator>LibreOffice/5.0.3.2$Linux_X86_64 LibreOffice_project/00m0$Build-2</meta:generator>
    <dc:date>2016-06-24T20:58:59.847951793</dc:date>
    <meta:editing-duration>PT13M14S</meta:editing-duration>
    <meta:editing-cycles>2</meta:editing-cycles>
    <meta:document-statistic meta:table-count="0" meta:image-count="0" meta:object-count="0" meta:page-count="2" meta:paragraph-count="13" meta:word-count="407" meta:character-count="2708" meta:non-whitespace-character-count="2297"/>
  </office:meta>
</office:document-meta>
</file>